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verdana, sans-serif" svg:font-family="verdana, sans-serif"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style>
    <style:style style:name="P2" style:parent-style-name="Textbody" style:family="paragraph">
      <style:text-properties fo:font-weight="bold" style:font-weight-asian="bold" style:font-weight-complex="bold"/>
    </style:style>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Standard" style:family="paragraph">
      <style:text-properties fo:font-weight="bold" style:font-weight-asian="bold" style:font-weight-complex="bold"/>
    </style:style>
    <style:style style:name="T7" style:parent-style-name="DefaultParagraphFont" style:family="text">
      <style:text-properties style:font-name="verdana, sans-serif"/>
    </style:style>
    <style:style style:name="T8" style:parent-style-name="DefaultParagraphFont" style:family="text">
      <style:text-properties style:font-name="verdana, sans-serif"/>
    </style:style>
    <style:style style:name="P9" style:parent-style-name="Standard" style:family="paragraph">
      <style:text-properties style:font-name="verdana, sans-serif"/>
    </style:style>
    <style:style style:name="P10" style:parent-style-name="Standard" style:family="paragraph">
      <style:text-properties style:font-name="verdana, sans-serif"/>
    </style:style>
    <style:style style:name="P11" style:parent-style-name="Standard" style:family="paragraph">
      <style:text-properties style:font-name="verdana, sans-serif"/>
    </style:style>
    <style:style style:name="P12" style:parent-style-name="Standard" style:family="paragraph">
      <style:text-properties style:font-name="verdana, sans-serif"/>
    </style:style>
    <style:style style:name="P13" style:parent-style-name="Standard" style:family="paragraph">
      <style:text-properties style:font-name="verdana, sans-serif"/>
    </style:style>
    <style:style style:name="T14" style:parent-style-name="DefaultParagraphFont" style:family="text">
      <style:text-properties style:font-name="verdana, sans-serif"/>
    </style:style>
    <style:style style:name="P15" style:parent-style-name="Standard" style:family="paragraph">
      <style:text-properties style:font-name="verdana, sans-serif"/>
    </style:style>
    <style:style style:name="P16" style:parent-style-name="Standard" style:family="paragraph">
      <style:text-properties style:font-name="verdana, sans-serif"/>
    </style:style>
    <style:style style:name="T17" style:parent-style-name="DefaultParagraphFont" style:family="text">
      <style:text-properties style:font-name="verdana, sans-serif"/>
    </style:style>
    <style:style style:name="T18" style:parent-style-name="DefaultParagraphFont" style:family="text">
      <style:text-properties style:font-name="verdana, sans-serif"/>
    </style:style>
    <style:style style:name="T19" style:parent-style-name="DefaultParagraphFont" style:family="text">
      <style:text-properties style:font-name="verdana, sans-serif"/>
    </style:style>
    <style:style style:name="T20" style:parent-style-name="DefaultParagraphFont" style:family="text">
      <style:text-properties style:font-name="verdana, sans-serif"/>
    </style:style>
    <style:style style:name="T21" style:parent-style-name="DefaultParagraphFont" style:family="text">
      <style:text-properties style:font-name="verdana, sans-serif"/>
    </style:style>
    <style:style style:name="T22" style:parent-style-name="DefaultParagraphFont" style:family="text">
      <style:text-properties style:font-name="verdana, sans-serif"/>
    </style:style>
    <style:style style:name="T23" style:parent-style-name="DefaultParagraphFont" style:family="text">
      <style:text-properties style:font-name="verdana, sans-serif"/>
    </style:style>
    <style:style style:name="T24" style:parent-style-name="DefaultParagraphFont" style:family="text">
      <style:text-properties style:font-name="verdana, sans-serif"/>
    </style:style>
    <style:style style:name="T25" style:parent-style-name="DefaultParagraphFont" style:family="text">
      <style:text-properties style:font-name="verdana, sans-serif"/>
    </style:style>
    <style:style style:name="T26" style:parent-style-name="DefaultParagraphFont" style:family="text">
      <style:text-properties style:font-name="verdana, sans-serif"/>
    </style:style>
    <style:style style:name="T27" style:parent-style-name="DefaultParagraphFont" style:family="text">
      <style:text-properties style:font-name="verdana, sans-serif"/>
    </style:style>
    <style:style style:name="T28" style:parent-style-name="DefaultParagraphFont" style:family="text">
      <style:text-properties style:font-name="verdana, sans-serif"/>
    </style:style>
    <style:style style:name="T29" style:parent-style-name="DefaultParagraphFont" style:family="text">
      <style:text-properties style:font-name="verdana, sans-serif"/>
    </style:style>
    <style:style style:name="T30" style:parent-style-name="DefaultParagraphFont" style:family="text">
      <style:text-properties style:font-name="verdana, sans-serif"/>
    </style:style>
    <style:style style:name="T31" style:parent-style-name="DefaultParagraphFont" style:family="text">
      <style:text-properties style:font-name="verdana, sans-serif"/>
    </style:style>
    <style:style style:name="T32" style:parent-style-name="DefaultParagraphFont" style:family="text">
      <style:text-properties style:font-name="verdana, sans-serif"/>
    </style:style>
    <style:style style:name="T33" style:parent-style-name="DefaultParagraphFont" style:family="text">
      <style:text-properties style:font-name="verdana, sans-serif"/>
    </style:style>
    <style:style style:name="T34" style:parent-style-name="DefaultParagraphFont" style:family="text">
      <style:text-properties style:font-name="verdana, sans-serif"/>
    </style:style>
    <style:style style:name="T35" style:parent-style-name="DefaultParagraphFont" style:family="text">
      <style:text-properties style:font-name="verdana, sans-serif"/>
    </style:style>
    <style:style style:name="T36" style:parent-style-name="DefaultParagraphFont" style:family="text">
      <style:text-properties style:font-name="verdana, sans-serif"/>
    </style:style>
    <style:style style:name="T37" style:parent-style-name="DefaultParagraphFont" style:family="text">
      <style:text-properties style:font-name="verdana, sans-serif"/>
    </style:style>
    <style:style style:name="T38" style:parent-style-name="DefaultParagraphFont" style:family="text">
      <style:text-properties style:font-name="verdana, sans-serif"/>
    </style:style>
  </office:automatic-styles>
  <office:body>
    <office:text text:use-soft-page-breaks="true">
      <text:p text:style-name="P1">Questions and Answers about Validation (mostly)</text:p>
      <text:p text:style-name="Textbody"/>
      <text:p text:style-name="P2">Questions</text:p>
      <text:p text:style-name="Textbody">I’m trying to use BRTs to look at what covariates might be affecting how long a fish stays at the given acoustic receiver. So our response variable is visit duration in<text:s/>minutes with about 17 covariates (we might take out a few for final runs). I’ve been trying different subsets of the dataset but the dataset I’m using ranges from 13k – 16k observations. Given this we currently have no absences in our dataset. Because of this I can’t run the binary and only running the gaussian model. It works and I get the report.csv but I’m not finding any way to get an AUC. I’m thinking you can’t get an AUC with just a gaussian alone but can’t find any papers that explicitly state this as most papers I’ve seen do the presence/absence model and didn’t see anything in the Elith or Leathwick papers either. I’ve asked Chuck Bangley about it during the OTN study halls and he hasn’t seen this either and suggested that I ask you about it.</text:p>
      <text:p text:style-name="Textbody">So my<text:s/>questions are</text:p>
      <text:list text:style-name="LFO1" text:continue-numbering="true">
        <text:list-item>
          <text:p text:style-name="P3">If you think this is an appropriate use for BRTs or if I really need to include absences in the dataset (we’ve avoided doing this so far due to the size of the dataset and duration of the study ~3 years)</text:p>
        </text:list-item>
        <text:list-item>
          <text:p text:style-name="P4">If my assumptions are correct in that<text:s/>you can’t get an AUC from a gaussian model alone</text:p>
        </text:list-item>
        <text:list-item>
          <text:p text:style-name="P5">If all the above are true what your recommendations are for which model evaluation metrics to include in a manuscript (are there any others besides the training data correlation and deviance explained for gaussian only?)</text:p>
        </text:list-item>
      </text:list>
      <text:p text:style-name="Textbody">We originally tried a mixed effects model for this dataset but weren’t happy with the model fit and turned to BRTs to hopefully get a better performing model and be able to include more data. We’re definitely still learning about the process<text:s/>but your R package is a great help! I also don’t know if other people have put it through as many observations as we have but it can handle me beating it up and takes about an hour for each run. I can provide any other info you might need on our model runs<text:s/>but just wanted to get your thoughts. We really appreciate any insight!</text:p>
      <text:p text:style-name="Standard"/>
      <text:p text:style-name="P6">Answers</text:p>
      <text:p text:style-name="Standard"/>
      <text:p text:style-name="Standard"><text:span text:style-name="T7">Covariate removal: once you get the BRTs running they should tell you which variables are uninformative, including auto-removing those which contribute little. So afterwards</text:span><text:span text:style-name="T8"><text:s/>you can re-run without those... but the model already removed them anyway!</text:span></text:p>
      <text:p text:style-name="P9"/>
      <text:p text:style-name="P10">AUC is binary/binomial/presence-absence</text:p>
      <text:p text:style-name="P11"/>
      <text:p text:style-name="P12">1. Yes this is<text:s/>totally appropriate. Off the top of my head you *could* try to introduce zeroes, resulting in a (massively) zero-inflated dataset which you<text:s/><text:soft-page-break/>could run as a delta AKA hurdle model, such that you'd get AUC/TSS for the presence/absence at the receiver, but how you add the zeroes is a process which needs some thought. Far from impossible - LMK if you're interested and I can send you some resources. The results for the first bit of the delta model are 'what variables control presence or absence, and what's the relationship', with AUC/TSS. This probably IS interesting, but again, requires the zero-adding step. The second bit is Gaussian only, which is where you already are. I guess the relative importance of pres/abs vs abundance is something y'all can answer contextually to the management situation. FWIW in my experience they're typically well connected: "I'm here at all because there's some food, and I'm here more when there's more food", for example. In lieu of zeroes, you can discuss that connection, and potentially also reference any other studies (if they exist) which use full sampling over a wider area for a limited time window, e.g. trawls, gillnets. Their results don't need to be the same statistical approach as yours, so long as you can say e.g. "Author et<text:s/>al 2000 found food abundance positively correlated with MySpecies abundance".</text:p>
      <text:p text:style-name="P13"/>
      <text:p text:style-name="Standard"><text:span text:style-name="T14">2. Yes.</text:span></text:p>
      <text:p text:style-name="P15"/>
      <text:p text:style-name="P16">3. I was struggling with the same question (my ML work is all on ice currently), and am yet to find a satisfactory answer. Given the internals used within the BRT engine - k-10 cross-validation, bag fraction, testing/training - IMO it's fair to say that the main BRT engines (gbm.step &amp; gbm) do a very thorough job of testing their own performance (see attached: K BF Testing Training document in this folder). As much as anything, the issue with BRTs from an adoption perspective is that many of the important technical details are either buried in the multiple Russian dolls of convenience functions, or don't exist anywhere. This also impacts publication ease: reviewers trust<text:s/>T-tests with their lives, but tend to want you to explain the minutiae of every element of BRTs before they begrudgingly leave you alone. Elith et al discuss the issues with the lack of a P value in their paper, and reams of text have been written decrying the community's blind adherence to P values despite their well-expounded caveats, yet the practice persists. All that to say: if you have the capacity to do some digging to see if the situation has changed, I'd advise it, and please let me know what you<text:s/>find! In the meantime, here are some resources from my bookmarks:</text:p>
      <text:p text:style-name="Standard"/>
      <text:p text:style-name="Standard"><text:a xlink:href="https://stats.stackexchange.com/questions/1826/cross-validation-in-plain-english?lq=1" office:target-frame-name="_top" xlink:show="replace"><text:span text:style-name="T17">https://stats.stackexchange.com/questions/1826/cross-validation-in-plain-english?lq=1</text:span></text:a></text:p>
      <text:p text:style-name="Standard"/>
      <text:p text:style-name="Standard"><text:a xlink:href="https://stats.stackexchange.com/questions/149701/reconciling-boosted-regression-trees-brt-generalized-boosted-models-gbm-an" office:target-frame-name="_top" xlink:show="replace"><text:span text:style-name="T18">https://stats.stackexchange.com/questions/149701/reconciling-boosted-regression-trees-brt-generalized-boosted-mod</text:span><text:span text:style-name="T19">els-gbm-an</text:span></text:a></text:p>
      <text:p text:style-name="Standard"/>
      <text:p text:style-name="Standard"><text:a xlink:href="https://stats.stackexchange.com/questions/136182/training-auc-and-cv-auc-in-boosted-regression-tree" office:target-frame-name="_top" xlink:show="replace"><text:span text:style-name="T20">https://stats.stackexchange.com/questions/136182/training-auc-and-cv-auc-in-boosted-regression-tree</text:span></text:a><text:span text:style-name="T21"><text:s/>(in the penultimate commen</text:span><text:span text:style-name="T22">t I ask if there's a citable source for the 'training AUC - cv auc = overfitting amount' assertion, and in the ultimate comment someone helpfully pops up and suggests... my own paper. Doh!</text:span></text:p>
      <text:p text:style-name="Standard"/>
      <text:p text:style-name="Standard"><text:a xlink:href="https://towardsdatascience.com/the-actual-difference-between-statistics-and-machine-learning-64b49f07ea3" office:target-frame-name="_top" xlink:show="replace"><text:span text:style-name="T23">https://towardsdatascience.com/the-actual-difference-between-statistics-and-machine-learning-64b49f07ea3</text:span></text:a></text:p>
      <text:p text:style-name="Standard"><text:a xlink:href="https://stackoverflow.com/questions/60488587/boosted-regression-trees-deviance-values" office:target-frame-name="_top" xlink:show="replace"><text:span text:style-name="T24">https://stackoverflow.com/questions/60488587/boosted-regression-trees-deviance-values</text:span></text:a></text:p>
      <text:p text:style-name="Standard"><text:span text:style-name="T25">This is good. Re: "it is always good to use the testData (which the model has not been trained on)", while this means you get more control over the predictive s</text:span><text:span text:style-name="T26">kill testing, A: the BRT engines already do much (all?) of this already, and B: holding back data in order to test it is nice &amp; all but it means your final model is trained on fewer data which means it's probably worse. Or you train it on a subset to get p</text:span><text:span text:style-name="T27">erformance metrics, but then retrain it with the full dataset to predict to new data, meaning that your performance metrics are 'wrong' insofar as they don't pertain to the actual training dataset. Notwithstanding the model is probably better than the perf</text:span><text:span text:style-name="T28">ormance metrics (rather than worse), but still. This is the most productive line of research here though. Deviance reduction as a percentage would is an asset, and in the Report.csv. MAE &amp; correlation would be useful; I believe correlation is already boile</text:span><text:span text:style-name="T29">d in by MAE might be a useful addition. If you have the bandwidth to check the Report.csv and related docs, this if something I could potentially add without too much work.</text:span></text:p>
      <text:p text:style-name="Standard"/>
      <text:p text:style-name="Standard"><text:a xlink:href="https://stats.stackexchange.com/questions/201339/what-if-explained-deviance-is-greater-than-1-0-or-100" office:target-frame-name="_top" xlink:show="replace"><text:span text:style-name="T30">https://stats.stackexchange.com/questions/201339/what-if-explained-deviance-is-greater-than-1-0-or-100</text:span></text:a></text:p>
      <text:p text:style-name="Standard"><text:span text:style-name="T31">related to the last point.</text:span></text:p>
      <text:p text:style-name="Standard"><text:a xlink:href="https://christophm.github.io/interpretable-ml-book/" office:target-frame-name="_top" xlink:show="replace"/></text:p>
      <text:p text:style-name="Standard"><text:a xlink:href="https://christophm.github.io/interpretable-ml-book/" office:target-frame-name="_top" xlink:show="replace"><text:span text:style-name="T32">https://christophm.github.io/interpretable-ml-book/</text:span></text:a></text:p>
      <text:p text:style-name="Standard"><text:span text:style-name="T33">Potentially some gems in here. Note that for<text:s/></text:span><text:a xlink:href="https://christophm.github.io/interpretable-ml-book/tree.html#disadvantages-2" office:target-frame-name="_top" xlink:show="replace"><text:span text:style-name="T34">https://christophm.github.io/interpretable-ml-book/tree.html#disadvantages-2</text:span></text:a><text:span text:style-name="T35"><text:s/>this is 'basic' decision trees; BRT address linear/smooth with smoothing option and boosting, stability with boosting, interpretability with charts &amp; graphs and report csvs.</text:span></text:p>
      <text:p text:style-name="Standard"/>
      <text:p text:style-name="Standard"><text:span text:style-name="T36">Re</text:span><text:span text:style-name="T37">latedly for general reading:</text:span></text:p>
      <text:p text:style-name="Standard"><text:a xlink:href="http://www.web.stanford.edu/~hastie/ElemStatLearn/" office:target-frame-name="_top" xlink:show="replace"><text:span text:style-name="T38">http://www.web.stanford.edu/~hastie/ElemStatLearn/</text:span></text:a></text:p>
      <text:p text:style-name="Standard"/>
      <text:p text:style-name="Standard"/>
      <text:p text:style-name="Standard">BRTs:</text:p>
      <text:p text:style-name="CommentText">CV correlation: correlation of training set (4/5ths) model predictions, against testing set (1/5ths) actual data, averaged across the number of reshuffles (default k=5, 5 shuffles. IIRC. Might be k=10).<text:line-break/></text:p>
      <text:p text:style-name="CommentText">Correlation: correlation of full model prediction (whole thing, all data used to generate model), against whole dataset.</text:p>
      <text:p text:style-name="CommentText"/>
      <text:p text:style-name="CommentText">Elith cautions against using correlation but IMO it should be fine so long as CV correlation SD isn’t too high. Another check is that correlation isn’t too much higher than cv correlation, which it isn’t in your cas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verdana, sans-serif" svg:font-family="verdana,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CommentText" style:display-name="Comment Text" style:family="paragraph" style:parent-style-name="Normal">
      <style:paragraph-properties style:vertical-align="auto"/>
      <style:text-properties style:font-name="Calibri" style:font-name-asian="Calibri"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CommentTextChar" style:display-name="Comment Text Char" style:family="text" style:parent-style-name="DefaultParagraphFont">
      <style:text-properties style:font-name="Calibri" style:font-name-asian="Calibri" style:font-name-complex="Times New Roman" style:letter-kerning="false" fo:font-size="10pt" style:font-size-asian="10pt" style:font-size-complex="10pt" fo:language="en" fo:country="US"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r Simon Dedman</dc:creator>
    <meta:creation-date>2020-12-17T13:00:00Z</meta:creation-date>
    <dc:date>2022-05-11T00:08:00Z</dc:date>
    <meta:template xlink:href="Normal" xlink:type="simple"/>
    <meta:editing-cycles>2</meta:editing-cycles>
    <meta:editing-duration>PT0S</meta:editing-duration>
    <meta:document-statistic meta:page-count="3" meta:paragraph-count="17" meta:word-count="1339" meta:character-count="8960" meta:row-count="63" meta:non-whitespace-character-count="7638"/>
  </office:meta>
</office:document-meta>
</file>